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минимально необходимо для изучения и использования - в контексте "Wordpress Разработка Тем"</text:p>
      <text:p text:style-name="Standard">ChatGPT</text:p>
      <text:p text:style-name="P1">ChatGPT</text:p>
      <text:p text:style-name="Text_20_body">Для минимального изучения и использования разработки тем в WordPress вам понадобятся следующие компоненты:</text:p>
      <text:list xml:id="list510023068366868686" text:style-name="L1">
        <text:list-item>
          <text:p text:style-name="P2"><text:span text:style-name="Strong_20_Emphasis">Основы HTML и CSS</text:span>:</text:p>
          <text:list>
            <text:list-item>
              <text:p text:style-name="P3">Понимание основ HTML для создания структуры веб-страниц.</text:p>
            </text:list-item>
            <text:list-item>
              <text:p text:style-name="P3">Знание CSS для стилизации элементов страницы.</text:p>
            </text:list-item>
          </text:list>
        </text:list-item>
        <text:list-item>
          <text:p text:style-name="P2"><text:span text:style-name="Strong_20_Emphasis">Основы PHP</text:span>:</text:p>
          <text:list>
            <text:list-item>
              <text:p text:style-name="P3">Понимание базовых концепций PHP, таких как переменные, условные операторы и циклы.</text:p>
            </text:list-item>
            <text:list-item>
              <text:p text:style-name="P3">Умение работать с массивами и функциями в PHP.</text:p>
            </text:list-item>
          </text:list>
        </text:list-item>
        <text:list-item>
          <text:p text:style-name="P2"><text:span text:style-name="Strong_20_Emphasis">Структура темы WordPress</text:span>:</text:p>
          <text:list>
            <text:list-item>
              <text:p text:style-name="P3">Знание основной структуры темы и назначение основных файлов (например, index.php, style.css, header.php, footer.php и т. д.).</text:p>
            </text:list-item>
            <text:list-item>
              <text:p text:style-name="P3">Понимание концепции шаблонов страниц и файлов стилей темы.</text:p>
            </text:list-item>
          </text:list>
        </text:list-item>
        <text:list-item>
          <text:p text:style-name="P2"><text:span text:style-name="Strong_20_Emphasis">WordPress API</text:span>:</text:p>
          <text:list>
            <text:list-item>
              <text:p text:style-name="P3">Основные знания о функциях и шаблонных тегах WordPress для работы с контентом и данными сайта.</text:p>
            </text:list-item>
            <text:list-item>
              <text:p text:style-name="P3">Умение использовать базовые функции WordPress для вывода контента и управления темой.</text:p>
            </text:list-item>
          </text:list>
        </text:list-item>
        <text:list-item>
          <text:p text:style-name="P2"><text:span text:style-name="Strong_20_Emphasis">Хуки и фильтры</text:span>:</text:p>
          <text:list>
            <text:list-item>
              <text:p text:style-name="P3">Понимание базовых принципов использования хуков и фильтров для расширения функциональности темы.</text:p>
            </text:list-item>
          </text:list>
        </text:list-item>
        <text:list-item>
          <text:p text:style-name="P2"><text:span text:style-name="Strong_20_Emphasis">Управление контентом</text:span>:</text:p>
          <text:list>
            <text:list-item>
              <text:p text:style-name="P3">Знание основных функций управления контентом в WordPress, таких как создание пользовательских меню и виджетов.</text:p>
            </text:list-item>
          </text:list>
        </text:list-item>
        <text:list-item>
          <text:p text:style-name="P2"><text:span text:style-name="Strong_20_Emphasis">Адаптивный дизайн</text:span>:</text:p>
          <text:list>
            <text:list-item>
              <text:p text:style-name="P3">Основное понимание медиазапросов для создания адаптивных стилей.</text:p>
            </text:list-item>
          </text:list>
        </text:list-item>
        <text:list-item>
          <text:p text:style-name="P2"><text:span text:style-name="Strong_20_Emphasis">Тестирование и отладка</text:span>:</text:p>
          <text:list>
            <text:list-item>
              <text:p text:style-name="P2">Основные навыки отладки PHP-кода и тестирования темы на различных устройствах и браузерах.</text:p>
            </text:list-item>
          </text:list>
        </text:list-item>
      </text:list>
      <text:p text:style-name="Text_20_body">С этим минимальным набором знаний вы сможете начать изучение и использование разработки тем в WordPress, постепенно расширяя свои знания и навыки по мере продвижения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22:43:17.93</dc:date>
    <meta:document-statistic meta:table-count="0" meta:image-count="0" meta:object-count="0" meta:page-count="1" meta:paragraph-count="25" meta:word-count="219" meta:character-count="1505"/>
    <dc:creator>Dima Wide</dc:creator>
    <meta:user-defined meta:name="Info 1"/>
    <meta:user-defined meta:name="Info 2"/>
    <meta:user-defined meta:name="Info 3"/>
    <meta:user-defined meta:name="Info 4"/>
  </office:meta>
</office:document-meta>
</file>